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color="#008000"/>
    </style:style>
    <style:style style:name="P2" style:family="paragraph" style:parent-style-name="Standard">
      <style:paragraph-properties fo:text-align="justify" style:justify-single-word="false"/>
    </style:style>
    <style:style style:name="P3" style:family="paragraph" style:parent-style-name="Standard">
      <style:paragraph-properties fo:text-align="justify" style:justify-single-word="false"/>
      <style:text-properties fo:color="#000000"/>
    </style:style>
    <style:style style:name="P4" style:family="paragraph" style:parent-style-name="Standard">
      <style:paragraph-properties fo:margin-left="1.251cm" fo:margin-right="0cm" fo:text-align="justify" style:justify-single-word="false" fo:text-indent="0cm" style:auto-text-indent="false"/>
    </style:style>
    <style:style style:name="P5" style:family="paragraph" style:parent-style-name="Standard">
      <style:text-properties fo:font-weight="bold" style:font-weight-asian="bold" style:font-weight-complex="bold"/>
    </style:style>
    <style:style style:name="P6" style:family="paragraph" style:parent-style-name="Standard">
      <style:paragraph-properties fo:text-align="justify" style:justify-single-word="false"/>
      <style:text-properties fo:font-weight="bold" style:font-weight-asian="bold" style:font-weight-complex="bold"/>
    </style:style>
    <style:style style:name="P7" style:family="paragraph" style:parent-style-name="Standard">
      <style:paragraph-properties fo:margin-left="1.251cm" fo:margin-right="0cm" fo:text-indent="0cm" style:auto-text-indent="false"/>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pan text:style-name="T1">Miércoles 10 de Julio de 2013</text:span></text:p>
      <text:p text:style-name="Standard"><text:span text:style-name="T1"/></text:p>
      <text:p text:style-name="Standard"><text:span text:style-name="T1">How DRM Won</text:span><text:note text:id="ftn0" text:note-class="footnote"><text:note-citation>1</text:note-citation><text:note-body><text:p text:style-name="Footnote"><text:a xlink:type="simple" xlink:href="http://news.slashdot.org/story/13/07/10/1922201/how-drm-won">http://news.slashdot.org/story/13/07/10/1922201/how-drm-won</text:a> </text:p></text:note-body></text:note></text:p>
      <text:p text:style-name="Standard"/>
      <text:p text:style-name="Standard">Nerval's Lobster writes </text:p>
      <text:p text:style-name="Standard"/>
      <text:p text:style-name="P7">"In 2009, when Apple dropped the Digital Rights Management (DRM) restrictions from songs sold through the iTunes Store, it seemed like a huge victory for consumers, one that would usher in a more customer-friendly economy for digital media. But four years later, DRM is still alive and well — it just lives in the cloud now. Streaming media services are the ultimate form of copy protection — you never actually control the media files, which are encrypted before delivery, and your ability to access the content can be revoked if you disagree with updated terms of service; you're also subject to arbitrary changes in subscription prices. This should be a nightmare scenario to lovers of music, film, and television, but it's somehow being hailed by many as a technical revolution. Unfortunately, what's often being lost in the hype over the admittedly remarkable convenience of streaming media services is the simple fact that meaningfully relating to the creative arts as a fan or consumer depends on being able to access the material in the first place. In other words, where your media collection is stored (and can be remotely disabled at a whim) is not something to be taken lightly. In this essay, developer Vijith Assar talks about how the popularity of streaming content could result in a future that isn't all that great. 'Ultimately, regardless of the delivery mechanism, the question is not one of streaming versus downloads,' he writes. 'It's about whether you want to have your own media library or request access to somebody else's. Be careful.”</text:p>
      <text:p text:style-name="Standard"><text:span text:style-name="T1"/></text:p>
      <text:p text:style-name="P5">Como ganó el DRM</text:p>
      <text:p text:style-name="P5"><text:span text:style-name="T2"/></text:p>
      <text:p text:style-name="P5"><text:span text:style-name="T2">Nerval's Lobster escribe:</text:span></text:p>
      <text:p text:style-name="P5"><text:span text:style-name="T2"/></text:p>
      <text:p text:style-name="P6"><text:span text:style-name="T2"><text:tab/>“En 2009, cuando Apple borro la Restricción de Derechos Digitales (DRM) para las canciones que se venden atravesar de la tienda de iTunes, parecía una enorme victoria para los consumidores, <text:s/>que daría paso a una economía digital más amigable con el cliente. <text:s/>Pero cuatro años después, DRM todavía esta vivo y presente, ahora vive en la nube. Los stream de contenido multimedia es la ultima forma de protección de copia, <text:s/>actualmente usted nunca contará con los archivos multimedia, que son encriptados antes de ser enviados, y tu capacidad de acceder al servicio puede ser revocado si se muestra en desacuerdo con los actualizables términos del servicio, usted también puede ser objeto de cambios arbitrarios en el precio de suscripción. Esto debería ser una escena de terror para los amantes de la musica, el cine y la televisión, pero esto ha sido aclamado por muchos como una revolución técnica. Desafortunadamente, lo que comienza a perderse es sobrepasado por la notable comodidad de los servicios de streaming, es un hecho simple pero significativo que en lo relacionado con las artes creativas un fan o consumidor depende en primer lugar de la capacidad de acceder al material. En otras palabras, cuando su colección multimedia es guardado (y puede ser remotamente deshabilitado a su antojo) no es algo para tomarse a la ligera. En este ensayo, el desarrollador Vijith Assar habla sobre <text:s text:c="2"/>Como la popularidad de los contenidos por streaming puede no resultar bueno en el futuro. Escribe él: “Últimamente, independientemente del mecanismo de entrega, la pregunta no es el streaming versus las descargas”. Se trata de si usted quiere tener su propia biblioteca multimedia o pedir acceso a alguno otro. Se debe tener cuidado.</text:span></text:p>
      <text:p text:style-name="Standard"><text:span text:style-name="T1"/></text:p>
      <text:p text:style-name="Standard"><text:soft-page-break/><text:span text:style-name="T1">Police, Copyright Industry Raid Movie Subtitle Fansite</text:span><text:span text:style-name="T1"><text:note text:id="ftn2" text:note-class="footnote"><text:note-citation>2</text:note-citation><text:note-body><text:p text:style-name="Footnote"><text:a xlink:type="simple" xlink:href="http://entertainment.slashdot.org/story/13/07/10/1738222/police-copyright-industry-raid-movie-subtitle-fansite">http://entertainment.slashdot.org/story/13/07/10/1738222/police-copyright-industry-raid-movie-subtitle-fansite</text:a></text:p></text:note-body></text:note></text:span> (Wednesday July 10, 2013) </text:p>
      <text:p text:style-name="Standard"/>
      <text:p text:style-name="P2">Swedish Pirate Party founder Rick Falkvinge reports that a fansite providing subtitles for movies has been raided by Swedish police at the behest of the copyright industry<text:note text:id="ftn1" text:note-class="footnote"><text:note-citation>3</text:note-citation><text:note-body><text:p text:style-name="Footnote"><text:a xlink:type="simple" xlink:href="http://falkvinge.net/2013/07/10/fan-subtitle-site-raided-by-copyright-industry-aided-by-police/">http://falkvinge.net/2013/07/10/fan-subtitle-site-raided-by-copyright-industry-aided-by-police/</text:a></text:p></text:note-body></text:note>. </text:p>
      <text:p text:style-name="P1"/>
      <text:p text:style-name="P4">"The movie subtitle fansite undertexter.se, literally meaning subtitles.se, is a site where people contribute their own translations of movies. This lets people who aren't good at the original language of a movie or cartoon put those fan-made subtitles – fansubs – on top of the movie or cartoon. Fansubbing is a thriving culture which usually provides better-than-professional subtitles for new episodes with less than 24 hours of turnaround (whereas the providers of the original cartoon or movie can easily take six months or more). What’s remarkable about this raid is that the copyright industry has decided to do a full-out raid against something that is entirely fan-made. It underscores the general sentiment of the copyright monopoly not protecting the creator of artwork, but protecting the big distribution monopolies, no matter who actually created the art."</text:p>
      <text:p text:style-name="Standard"/>
      <text:p text:style-name="P3"><text:span text:style-name="T1">Policía, La industria del Copyright ataca los sitios de subtítulos de fans</text:span> (miercoles 10 de julio de 2013)</text:p>
      <text:p text:style-name="P3"/>
      <text:p text:style-name="P3">El fundador del Partido Pirata sueco Rick Falkvinge informa que los sitios de fans que proveen subtítulos para las películas han sido atacadas por la policía sueca a petición de las industria del copyright.</text:p>
      <text:p text:style-name="P2"/>
      <text:p text:style-name="P4">“El sitio de subtitulo de películas undertexter.se que es mantenido por fans, literalmente llamado subtitles.se, es un sitio web donde las personas contribuyen con sus propias traducciones de películas. Esto permite a personas que no son buenas en el idioma original de la película o dibujo animado colocar estos subtítulos -fansubs- en la parte superior de la película o dibujos animados. El fansubbing es una cultura próspera, que por lo general proporciona subtítulos mejores a los profesionales para los nuevos episodios en menos de 24 horas o más (mientras que los proveedores de la película original o dibujo puede fácilmente demorar seis meses o más). Lo notable de este ataque es que la industria del copyright decidió hacer un allanamiento contra algo que es totalmente hecho por fans. Se pone de relieve el sentimiento general del monopolio del copyright que no protege al creador de las obras de arte, pero si protege a los grandes monopolios de distribución, no importa quien crea realmente el arte.” </text:p>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V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VE"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2" style:display-name="Heading 2" style:family="paragraph" style:parent-style-name="Heading" style:next-style-name="Text_20_body" style:default-outline-level="2" style:list-style-name="" style:class="text">
      <style:text-properties style:font-name="Liberation Serif" fo:font-size="18pt" fo:font-weight="bold" style:font-name-asian="Droid Sans" style:font-size-asian="18pt" style:font-weight-asian="bold" style:font-name-complex="FreeSans" style:font-size-complex="18pt" style:font-weight-complex="bold"/>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note" style:family="paragraph" style:parent-style-name="Standard" style:class="extra">
      <style:paragraph-properties fo:margin="100%" fo:margin-left="0.598cm" fo:margin-right="0cm" fo:margin-top="0cm" fo:margin-bottom="0cm" fo:text-indent="-0.598cm" style:auto-text-indent="false" text:number-lines="false" text:line-number="0"/>
      <style:text-properties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7-12T09:13:39</meta:creation-date>
    <meta:editing-duration>PT1H49M35S</meta:editing-duration>
    <meta:editing-cycles>4</meta:editing-cycles>
    <meta:generator>LibreOffice/3.5$Linux_X86_64 LibreOffice_project/350m1$Build-2</meta:generator>
    <dc:date>2013-07-12T11:58:59</dc:date>
    <meta:document-statistic meta:table-count="0" meta:image-count="0" meta:object-count="0" meta:page-count="2" meta:paragraph-count="16" meta:word-count="956" meta:character-count="6113" meta:non-whitespace-character-count="5166"/>
  </office:meta>
</office:document-meta>
</file>